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b79" officeooo:paragraph-rsid="000e6b79"/>
    </style:style>
    <style:style style:name="P2" style:family="paragraph" style:parent-style-name="Standard">
      <style:text-properties officeooo:rsid="000e6b79" officeooo:paragraph-rsid="000fc39a"/>
    </style:style>
    <style:style style:name="P3" style:family="paragraph" style:parent-style-name="Standard">
      <style:text-properties officeooo:rsid="00136236" officeooo:paragraph-rsid="00136236"/>
    </style:style>
    <style:style style:name="P4" style:family="paragraph" style:parent-style-name="Standard">
      <style:text-properties style:text-position="0% 100%" style:font-name="Bitstream Vera Serif" fo:font-size="10pt" officeooo:rsid="00136236" officeooo:paragraph-rsid="00136236" style:font-size-asian="10pt" style:font-size-complex="10pt"/>
    </style:style>
    <style:style style:name="P5" style:family="paragraph" style:parent-style-name="Standard">
      <style:text-properties style:text-position="0% 100%" style:font-name="Bitstream Vera Serif" fo:font-size="10pt" officeooo:rsid="00136236" officeooo:paragraph-rsid="001524f2" style:font-size-asian="10pt" style:font-size-complex="10pt"/>
    </style:style>
    <style:style style:name="P6" style:family="paragraph" style:parent-style-name="Standard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7" style:family="paragraph" style:parent-style-name="Standard">
      <style:text-properties style:text-position="0% 100%" style:font-name="Bitstream Vera Serif" fo:font-size="10pt" officeooo:rsid="00175db6" officeooo:paragraph-rsid="00175db6" style:font-size-asian="10pt" style:font-size-complex="10pt"/>
    </style:style>
    <style:style style:name="P8" style:family="paragraph" style:parent-style-name="Standard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text-position="0% 100%" style:font-name="Bitstream Vera Serif" fo:font-size="10pt" fo:font-weight="bold" officeooo:rsid="0017068a" officeooo:paragraph-rsid="0017068a" style:font-size-asian="10pt" style:font-weight-asian="bold" style:font-size-complex="10pt" style:font-weight-complex="bold"/>
    </style:style>
    <style:style style:name="P10" style:family="paragraph" style:parent-style-name="Standard">
      <style:text-properties style:text-position="0% 100%" style:font-name="Bitstream Vera Serif" fo:font-size="10pt" fo:font-weight="bold" officeooo:rsid="00136236" officeooo:paragraph-rsid="00136236" style:font-size-asian="10pt" style:font-weight-asian="bold" style:font-size-complex="10pt" style:font-weight-complex="bold"/>
    </style:style>
    <style:style style:name="P11" style:family="paragraph" style:parent-style-name="Standard">
      <style:text-properties style:text-position="0% 100%" style:font-name="Bitstream Vera Serif" fo:font-size="8pt" officeooo:rsid="00136236" officeooo:paragraph-rsid="00136236" style:font-size-asian="8pt" style:font-size-complex="8pt"/>
    </style:style>
    <style:style style:name="P12" style:family="paragraph" style:parent-style-name="Standard">
      <style:text-properties officeooo:paragraph-rsid="00175db6"/>
    </style:style>
    <style:style style:name="P13" style:family="paragraph" style:parent-style-name="Standard">
      <style:text-properties officeooo:paragraph-rsid="001b4182"/>
    </style:style>
    <style:style style:name="P14" style:family="paragraph" style:parent-style-name="Standard">
      <style:text-properties style:font-name="sans-serif" fo:font-size="8.25pt" officeooo:rsid="000fc39a" officeooo:paragraph-rsid="000fc39a"/>
    </style:style>
    <style:style style:name="P15" style:family="paragraph" style:parent-style-name="Standard">
      <style:text-properties style:font-name="sans-serif" fo:font-size="8.25pt" officeooo:rsid="00117db4" officeooo:paragraph-rsid="000fc39a"/>
    </style:style>
    <style:style style:name="P16" style:family="paragraph" style:parent-style-name="Standard">
      <style:text-properties style:text-position="0% 100%" style:font-name="Bitstream Vera Serif" fo:font-size="8pt" officeooo:rsid="00136236" officeooo:paragraph-rsid="00136236" style:font-size-asian="8pt" style:font-size-complex="8pt"/>
    </style:style>
    <style:style style:name="P17" style:family="paragraph" style:parent-style-name="Standard" style:list-style-name="L16">
      <style:text-properties style:text-position="0% 100%" style:font-name="Bitstream Vera Serif" fo:font-size="8pt" officeooo:rsid="00136236" officeooo:paragraph-rsid="00136236" style:font-size-asian="8pt" style:font-size-complex="8pt"/>
    </style:style>
    <style:style style:name="P18" style:family="paragraph" style:parent-style-name="Standard" style:list-style-name="L4">
      <style:text-properties style:text-position="0% 100%" style:font-name="Bitstream Vera Serif" fo:font-size="10pt" fo:font-weight="normal" officeooo:rsid="0017068a" officeooo:paragraph-rsid="0017068a" style:font-size-asian="10pt" style:font-weight-asian="normal" style:font-size-complex="10pt" style:font-weight-complex="normal"/>
    </style:style>
    <style:style style:name="P19" style:family="paragraph" style:parent-style-name="Standard" style:list-style-name="L8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20" style:family="paragraph" style:parent-style-name="Standard" style:list-style-name="L9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21" style:family="paragraph" style:parent-style-name="Standard" style:list-style-name="L10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23" style:family="paragraph" style:parent-style-name="Standard" style:list-style-name="L5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24" style:family="paragraph" style:parent-style-name="Standard" style:list-style-name="L7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25" style:family="paragraph" style:parent-style-name="Standard" style:list-style-name="L6">
      <style:text-properties style:text-position="0% 100%" style:font-name="Bitstream Vera Serif" fo:font-size="10pt" officeooo:rsid="00175db6" officeooo:paragraph-rsid="00175db6" style:font-size-asian="10pt" style:font-size-complex="10pt"/>
    </style:style>
    <style:style style:name="P26" style:family="paragraph" style:parent-style-name="Standard" style:list-style-name="L8">
      <style:text-properties style:text-position="0% 100%" style:font-name="Bitstream Vera Serif" fo:font-size="10pt" officeooo:rsid="00175db6" officeooo:paragraph-rsid="00175db6" style:font-size-asian="10pt" style:font-size-complex="10pt"/>
    </style:style>
    <style:style style:name="P27" style:family="paragraph" style:parent-style-name="Standard" style:list-style-name="L11">
      <style:text-properties officeooo:paragraph-rsid="00175db6"/>
    </style:style>
    <style:style style:name="P28" style:family="paragraph" style:parent-style-name="Standard" style:list-style-name="L12">
      <style:text-properties officeooo:paragraph-rsid="00175db6"/>
    </style:style>
    <style:style style:name="P29" style:family="paragraph" style:parent-style-name="Standard" style:list-style-name="L12">
      <style:text-properties officeooo:paragraph-rsid="001a8abc"/>
    </style:style>
    <style:style style:name="P30" style:family="paragraph" style:parent-style-name="Standard" style:list-style-name="L13">
      <style:text-properties officeooo:paragraph-rsid="00175db6"/>
    </style:style>
    <style:style style:name="P31" style:family="paragraph" style:parent-style-name="Standard" style:list-style-name="L14">
      <style:text-properties officeooo:paragraph-rsid="00175db6"/>
    </style:style>
    <style:style style:name="P32" style:family="paragraph" style:parent-style-name="Standard" style:list-style-name="L14">
      <style:text-properties officeooo:paragraph-rsid="001b4182"/>
    </style:style>
    <style:style style:name="P33" style:family="paragraph" style:parent-style-name="Standard" style:list-style-name="L15">
      <style:text-properties officeooo:paragraph-rsid="001b4182"/>
    </style:style>
    <style:style style:name="P34" style:family="paragraph" style:parent-style-name="Standard">
      <style:paragraph-properties fo:text-align="center" style:justify-single-word="false"/>
      <style:text-properties fo:font-style="italic" fo:font-weight="bold" officeooo:rsid="000e6b79" officeooo:paragraph-rsid="000e6b79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136236" officeooo:paragraph-rsid="00136236"/>
    </style:style>
    <style:style style:name="P36" style:family="paragraph" style:parent-style-name="Standard" style:list-style-name="L16">
      <style:text-properties officeooo:paragraph-rsid="00136236"/>
    </style:style>
    <style:style style:name="T1" style:family="text">
      <style:text-properties style:font-name="sans-serif" fo:font-size="8.25pt"/>
    </style:style>
    <style:style style:name="T2" style:family="text">
      <style:text-properties style:font-name="sans-serif" fo:font-size="8.25pt" officeooo:rsid="000fc39a"/>
    </style:style>
    <style:style style:name="T3" style:family="text">
      <style:text-properties style:font-name="sans-serif" fo:font-size="8.25pt" officeooo:rsid="00117db4"/>
    </style:style>
    <style:style style:name="T4" style:family="text">
      <style:text-properties style:font-name="sans-serif" fo:font-size="8.25pt" fo:font-weight="bold" style:font-weight-asian="bold" style:font-weight-complex="bold"/>
    </style:style>
    <style:style style:name="T5" style:family="text">
      <style:text-properties style:font-name="sans-serif" fo:font-size="8.25pt" fo:font-weight="bold" officeooo:rsid="000fc39a" style:font-weight-asian="bold" style:font-weight-complex="bold"/>
    </style:style>
    <style:style style:name="T6" style:family="text">
      <style:text-properties style:font-name="sans-serif" fo:font-size="8.25pt" fo:font-weight="bold" officeooo:rsid="00117db4" style:font-weight-asian="bold" style:font-weight-complex="bold"/>
    </style:style>
    <style:style style:name="T7" style:family="text">
      <style:text-properties style:font-name="sans-serif" fo:font-size="8.25pt" fo:font-weight="bold" officeooo:rsid="001df1b9" style:font-weight-asian="bold" style:font-weight-complex="bold"/>
    </style:style>
    <style:style style:name="T8" style:family="text">
      <style:text-properties style:font-name="sans-serif" fo:font-size="8.25pt" officeooo:rsid="001df1b9"/>
    </style:style>
    <style:style style:name="T9" style:family="text">
      <style:text-properties style:font-name="sans-serif" fo:font-size="8.25pt" fo:font-weight="normal" officeooo:rsid="001df1b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0% 100%" style:font-name="Bitstream Vera Serif" fo:font-size="8pt" fo:font-weight="bold" style:font-size-asian="8pt" style:font-weight-asian="bold" style:font-size-complex="8pt" style:font-weight-complex="bold"/>
    </style:style>
    <style:style style:name="T12" style:family="text">
      <style:text-properties style:text-position="0% 100%" style:font-name="Bitstream Vera Serif" fo:font-size="8pt" style:font-size-asian="8pt" style:font-size-complex="8pt"/>
    </style:style>
    <style:style style:name="T13" style:family="text">
      <style:text-properties style:text-position="0% 100%" style:font-name="Bitstream Vera Serif" fo:font-size="8pt" officeooo:rsid="001524f2" style:font-size-asian="8pt" style:font-size-complex="8pt"/>
    </style:style>
    <style:style style:name="T14" style:family="text">
      <style:text-properties style:text-position="0% 100%" style:font-name="Bitstream Vera Serif" fo:font-size="8pt" officeooo:rsid="00136236" style:font-size-asian="8pt" style:font-size-complex="8pt"/>
    </style:style>
    <style:style style:name="T15" style:family="text">
      <style:text-properties style:text-position="0% 100%" style:font-name="Bitstream Vera Serif" fo:font-size="8pt" officeooo:rsid="001df1b9" style:font-size-asian="8pt" style:font-size-complex="8pt"/>
    </style:style>
    <style:style style:name="T16" style:family="text">
      <style:text-properties officeooo:rsid="001524f2"/>
    </style:style>
    <style:style style:name="T17" style:family="text">
      <style:text-properties officeooo:rsid="00175db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b4182"/>
    </style:style>
    <style:style style:name="T20" style:family="text">
      <style:text-properties fo:language="es" fo:country="MX"/>
    </style:style>
    <style:style style:name="T21" style:family="text">
      <style:text-properties officeooo:rsid="001df1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0">Comandos para la motorización</text:span> del sistema.</text:p>
      <text:p text:style-name="P1"/>
      <text:p text:style-name="P2"><text:span text:style-name="T10">- </text:span><text:span text:style-name="T4">uname: </text:span><text:span text:style-name="T9">I</text:span><text:span text:style-name="T1">nformaci</text:span><text:span text:style-name="T8">ó</text:span><text:span text:style-name="T1">n b</text:span><text:span text:style-name="T8">á</text:span><text:span text:style-name="T1">sica del sistema que nos mostra</text:span><text:span text:style-name="T2">r</text:span><text:span text:style-name="T8">á</text:span><text:span text:style-name="T2"> el sistema que estamos utilizando.</text:span></text:p>
      <text:p text:style-name="P14"/>
      <text:p text:style-name="P2"><text:span text:style-name="T5">- uptime:</text:span><text:span text:style-name="T1"> </text:span><text:span text:style-name="T8">M</text:span><text:span text:style-name="T2">uestra imf</text:span><text:span text:style-name="T3">orm</text:span><text:span text:style-name="T2">aci</text:span><text:span text:style-name="T8">ó</text:span><text:span text:style-name="T2">n del tiempo </text:span><text:span text:style-name="T3">y los usuarios</text:span></text:p>
      <text:p text:style-name="P15"/>
      <text:p text:style-name="P2"><text:span text:style-name="T6">-time:</text:span><text:span text:style-name="T3"> </text:span><text:span text:style-name="T8">M</text:span><text:span text:style-name="T3">ide el tiempo de ejecución de un programa.toma la medida de un progrma y el tiempo que se esta ejecutando</text:span></text:p>
      <text:p text:style-name="P15"/>
      <text:p text:style-name="P3"><text:span text:style-name="T10">- </text:span><text:span text:style-name="T11">top:</text:span><text:span text:style-name="T12"> </text:span><text:span text:style-name="T15">S</text:span><text:span text:style-name="T12">irve para </text:span><text:span text:style-name="T15">conocer</text:span><text:span text:style-name="T12"> </text:span><text:span text:style-name="T15">los</text:span><text:span text:style-name="T12"> procesos </text:span><text:span text:style-name="T15">que se encuentran</text:span><text:span text:style-name="T12"> en ejecución y cuanta memoria consumen </text:span><text:span text:style-name="T15">éstos</text:span><text:span text:style-name="T12">, se actualiza cada tres segundos </text:span><text:span text:style-name="T15">(ésto puede ser modificado a gusto del usuario)</text:span><text:span text:style-name="T12">.</text:span></text:p>
      <text:p text:style-name="P3"><text:span text:style-name="T12"/></text:p>
      <text:p text:style-name="P11">La primera línea de información es como uptime. <text:span text:style-name="T21">Éste </text:span><text:s/>indica el número de procesos y su clasificación según <text:span text:style-name="T16">su estado:</text:span></text:p>
      <text:p text:style-name="P11"/>
      <text:list xml:id="list2515650509" text:style-name="L16">
        <text:list-item>
          <text:p text:style-name="P36"><text:span text:style-name="T13">s</text:span><text:span text:style-name="T14">leeping</text:span></text:p>
        </text:list-item>
        <text:list-item>
          <text:p text:style-name="P17">running</text:p>
        </text:list-item>
        <text:list-item>
          <text:p text:style-name="P17">zombies</text:p>
        </text:list-item>
        <text:list-item>
          <text:p text:style-name="P17">stopped</text:p>
        </text:list-item>
        <text:list-item>
          <text:p text:style-name="P17">La utilización media del procesador, clasifica<text:span text:style-name="T21">d</text:span>o según el tipo de código.</text:p>
        </text:list-item>
        <text:list-item>
          <text:p text:style-name="P17">user</text:p>
        </text:list-item>
        <text:list-item>
          <text:p text:style-name="P17">system</text:p>
        </text:list-item>
        <text:list-item>
          <text:p text:style-name="P17">nice</text:p>
        </text:list-item>
        <text:list-item>
          <text:p text:style-name="P17">idle</text:p>
        </text:list-item>
      </text:list>
      <text:p text:style-name="P11"/>
      <text:p text:style-name="P4">Aporta inforamción de cada proceso, en particular su <text:span text:style-name="T10">PID</text:span> (número de identificación), su</text:p>
      <text:p text:style-name="P4">propietario <text:span text:style-name="T10">(USER),</text:span> su nivel de prioridad (<text:span text:style-name="T10">PRI)</text:span> y valor del parámetro nice <text:span text:style-name="T10">(NI)</text:span>, la memoria</text:p>
      <text:p text:style-name="P4">física ocupada <text:span text:style-name="T10">(SIZE)</text:span> y la compartida<text:span text:style-name="T10"> (SHARE)</text:span>, su estado <text:span text:style-name="T10">(STAT)</text:span> que puede ser: R (running)</text:p>
      <text:p text:style-name="P5">­ S (sleeping) ­ Z (zombie) ­ D (uninterrumpible sleep) ­ T (stopped), con los modificadores:</text:p>
      <text:p text:style-name="P4">W (swapped out) ­ N (running niced) ­ &gt; (memory soft limit exceeded ­ &lt; (hight niced level).</text:p>
      <text:p text:style-name="P4">También informa acerca del último procesador usado <text:span text:style-name="T10">(LC)</text:span> y del porcentaje de uso del</text:p>
      <text:p text:style-name="P4">procesador <text:span text:style-name="T10">(%CPU)</text:span>, de uso de la memoria física <text:span text:style-name="T10">(%MEM)</text:span> del tiempo de procesador usado</text:p>
      <text:p text:style-name="P4">por el roceso <text:span text:style-name="T10">(TIME) </text:span>y del nombre del comando <text:span text:style-name="T10">(COMMAND)</text:span></text:p>
      <text:p text:style-name="P10"/>
      <text:p text:style-name="P9">tambien en esta misma rama podemos hacer modificasiones dependiendo de lo que quremos modificar</text:p>
      <text:p text:style-name="P9"/>
      <text:list xml:id="list3661267848" text:style-name="L4">
        <text:list-item>
          <text:p text:style-name="P18">top ­d [t]: se toman datos cada segundos.</text:p>
        </text:list-item>
        <text:list-item>
          <text:p text:style-name="P22"><text:s/>top ­b: muestreo por lotes.</text:p>
        </text:list-item>
        <text:list-item>
          <text:p text:style-name="P22">top ­u [user]: para obtener los datos de los procesos de un determinado usuario.</text:p>
        </text:list-item>
      </text:list>
      <text:p text:style-name="P6"/>
      <text:p text:style-name="P6"/>
      <text:p text:style-name="P9">Como tambien permite algunos otros comandos</text:p>
      <text:p text:style-name="P6"/>
      <text:list xml:id="list3459810690" text:style-name="L5">
        <text:list-item>
          <text:p text:style-name="P23">&lt;Spacebar&gt;: refresco de la información.</text:p>
        </text:list-item>
        <text:list-item>
          <text:p text:style-name="P23"><text:s/>f: selección de parámetros a mostrar.</text:p>
        </text:list-item>
        <text:list-item>
          <text:p text:style-name="P23"><text:s/>o: selección del orden <text:s/>en <text:s/>el <text:s/>que se muestra la información.</text:p>
        </text:list-item>
        <text:list-item>
          <text:p text:style-name="P23">A: modo alternativo de ofrecer los resultados.</text:p>
        </text:list-item>
      </text:list>
      <text:p text:style-name="P6"/>
      <text:p text:style-name="P6"><text:span text:style-name="T10">ps</text:span>: </text:p>
      <text:p text:style-name="P6"/>
      <text:p text:style-name="P6">muestra los procesos lanzados en el sistema por el usuario que ejecuta el comando ps. Aporta</text:p>
      <text:p text:style-name="P6">como información su PID, el número de terminal (TTY), el tiempo de uso de CPU (TIME) y el</text:p>
      <text:p text:style-name="P6">combre del comando (CMD).</text:p>
      <text:p text:style-name="P6"/>
      <text:p text:style-name="P6"/>
      <text:p text:style-name="P6"/>
      <text:p text:style-name="P7">Este nos beneficia mucho mas ya que nos muestra procesos en modo arbol</text:p>
      <text:p text:style-name="P7"/>
      <text:list xml:id="list2032419047" text:style-name="L6">
        <text:list-item>
          <text:p text:style-name="P25">ps ­e: permite visualizar caracteristicas de todos los procesos.</text:p>
        </text:list-item>
        <text:list-item>
          <text:p text:style-name="P25"><text:s/>ps ­axjf: presenta los procesos ejecutados en una estructura de árbol.</text:p>
        </text:list-item>
        <text:list-item>
          <text:p text:style-name="P25"><text:s/>ps ­t ttylist: procesos lanzados en un determinado terminal.</text:p>
        </text:list-item>
        <text:list-item>
          <text:p text:style-name="P25"><text:s/>ps ­u [user]: procesos lanzados por un determinado usuario.</text:p>
        </text:list-item>
        <text:list-item>
          <text:p text:style-name="P25"><text:s/>ps ­o [format]: presenta la información en un formato específico, por ejemplo:</text:p>
        </text:list-item>
        <text:list-item>
          <text:p text:style-name="P25"><text:soft-page-break/>ps ­eo pid,user,args –sort user</text:p>
        </text:list-item>
      </text:list>
      <text:p text:style-name="P6"/>
      <text:p text:style-name="P6"/>
      <text:p text:style-name="P6"/>
      <text:p text:style-name="P6"><text:span text:style-name="T10">vmstat:</text:span> muestra información relativa al sistema de memoria, incluyendo datos sobre la memoria física</text:p>
      <text:p text:style-name="P6">y virtual, la actividad de intercambio entre memoria y disco (swapping), transferencias con el</text:p>
      <text:p text:style-name="P6">disco, interrupciones, cambios de contexto y utilización del procesad<text:span text:style-name="T17">or</text:span></text:p>
      <text:p text:style-name="P6"/>
      <text:p text:style-name="P6">La sintaxis de esta orden es: vmstat t n. Donde t indica el tiempo transcurrido, normalmente en</text:p>
      <text:p text:style-name="P6">segundos, entre dos muestras consecutivas, y n es el número de muestras.</text:p>
      <text:p text:style-name="P6">La primera línea de información es irrelevante, ya que se calculan desde el instante en el que</text:p>
      <text:p text:style-name="P6">se inició el sistema hasta el momento actual</text:p>
      <text:p text:style-name="P6"/>
      <text:p text:style-name="P6"/>
      <text:p text:style-name="P6"/>
      <text:list xml:id="list532737495" text:style-name="L7">
        <text:list-item>
          <text:p text:style-name="P24">r – procesos en espera de ser ejecutados.</text:p>
        </text:list-item>
        <text:list-item>
          <text:p text:style-name="P24">b – procesos durmiendo ininterrumpidamente.</text:p>
        </text:list-item>
        <text:list-item>
          <text:p text:style-name="P24">w – procesos intercambiados.</text:p>
        </text:list-item>
        <text:list-item>
          <text:p text:style-name="P24">swpd – memoria virtual en uso.</text:p>
        </text:list-item>
        <text:list-item>
          <text:p text:style-name="P24">free – memoria física libre.</text:p>
        </text:list-item>
        <text:list-item>
          <text:p text:style-name="P24">buff – memoria usada como buffer.</text:p>
        </text:list-item>
        <text:list-item>
          <text:p text:style-name="P24">cache – memoria usada como caché.</text:p>
        </text:list-item>
        <text:list-item>
          <text:p text:style-name="P24">si – memoria intercambiada desde disco (KB/s)</text:p>
        </text:list-item>
        <text:list-item>
          <text:p text:style-name="P24">so – memoria intercambiada hacia disco. (KB/s)</text:p>
        </text:list-item>
        <text:list-item>
          <text:p text:style-name="P24">bi – bloques de memoria por segundo enviados a disco.</text:p>
        </text:list-item>
        <text:list-item>
          <text:p text:style-name="P24">bo – bloques de memoria por segundo enviados desde disco .</text:p>
        </text:list-item>
        <text:list-item>
          <text:p text:style-name="P24">in – interrupciones por segundo.</text:p>
        </text:list-item>
        <text:list-item>
          <text:p text:style-name="P24">cs – cambios de contexto por segundo.</text:p>
        </text:list-item>
        <text:list-item>
          <text:p text:style-name="P24">us – uso del procesador ejecutando código de usuario.</text:p>
        </text:list-item>
        <text:list-item>
          <text:p text:style-name="P24">sy – uso del procesador ejecutando código de sistema.</text:p>
        </text:list-item>
        <text:list-item>
          <text:p text:style-name="P24">id – porcentaje de tiempo con el procesador ocioso.</text:p>
        </text:list-item>
      </text:list>
      <text:p text:style-name="P6"/>
      <text:p text:style-name="P7">Tambien encontramos que se pueden utilizar con algnas modificasiones</text:p>
      <text:p text:style-name="P7"/>
      <text:p text:style-name="P7"/>
      <text:list xml:id="list3120477372" text:style-name="L8">
        <text:list-item>
          <text:p text:style-name="P26"><text:s/>­<text:span text:style-name="T18">a: aporta información acerca de la memoria activa e inactiva.</text:span></text:p>
        </text:list-item>
        <text:list-item>
          <text:p text:style-name="P19"><text:s/>­f: da el número de tareas creadas desde el arranque.</text:p>
        </text:list-item>
        <text:list-item>
          <text:p text:style-name="P19"><text:s/>­d: da estadísticas del uso de los discos.</text:p>
        </text:list-item>
      </text:list>
      <text:p text:style-name="P8"/>
      <text:p text:style-name="P8"><text:span text:style-name="T10">free</text:span>: permite obtener información del estado de la memoria del sistema, tanto de la memoria física</text:p>
      <text:p text:style-name="P8">como de la del archivo de intercambio.</text:p>
      <text:p text:style-name="P8">Presenta el valor de la memoria total disponible, la que se encuentra en uso y libre, la memoria</text:p>
      <text:p text:style-name="P8">compartida que se encuentra en uso, número de buffers utilizados y tamaño de la caché.</text:p>
      <text:p text:style-name="P8">Puede utilizarse para capturar información de forma periódica: free ­s t, donde t indica el</text:p>
      <text:p text:style-name="P8">tiempo entre muestreos consecutivos.</text:p>
      <text:p text:style-name="P8"/>
      <text:p text:style-name="P8"/>
      <text:p text:style-name="P8"><text:span text:style-name="T10">df</text:span>: permite monitorizar el sistema de archivos.</text:p>
      <text:p text:style-name="P8">Muestra la cantidad de espacio disponible en cada unidad montada del sistema de archivos. El</text:p>
      <text:p text:style-name="P8">espacio se muestra en bloques de 1K por defecto.</text:p>
      <text:p text:style-name="P8"/>
      <text:list xml:id="list4148206760" text:style-name="L9">
        <text:list-item>
          <text:p text:style-name="P20">­h: mejora la legibilidad al usar unidades más grandes.</text:p>
        </text:list-item>
        <text:list-item>
          <text:p text:style-name="P20">­l: muestra solo las unidades locales.</text:p>
        </text:list-item>
      </text:list>
      <text:p text:style-name="P8"/>
      <text:p text:style-name="P8"><text:span text:style-name="T10">du</text:span>: muestra la capacidad ocupada por un directorio concreto.</text:p>
      <text:p text:style-name="P8"/>
      <text:list xml:id="list772530882" text:style-name="L10">
        <text:list-item>
          <text:p text:style-name="P21">­h: mejora la legibilidad.</text:p>
        </text:list-item>
        <text:list-item>
          <text:p text:style-name="P21">­all muestra información de todos los directorios.</text:p>
        </text:list-item>
      </text:list>
      <text:p text:style-name="P8"><text:soft-page-break/></text:p>
      <text:p text:style-name="P12"/>
      <text:p text:style-name="P12"><text:span text:style-name="T10">hdparm</text:span>: permite conocer los parámeros más importantes de un disco y cambiar algunos de sus</text:p>
      <text:p text:style-name="P12">valores de configuración.</text:p>
      <text:p text:style-name="P12">Está diseñada de forma específica para discos con interfaz IDE. Puede usarse sin</text:p>
      <text:p text:style-name="P12">modificadores, de la forma: hdparm /dev/sda1</text:p>
      <text:p text:style-name="P12"/>
      <text:list xml:id="list86988563" text:style-name="L11">
        <text:list-item>
          <text:p text:style-name="P27">­g: para obtener la geometría del disco. Viene dada mediante la tripleta:</text:p>
        </text:list-item>
        <text:list-item>
          <text:p text:style-name="P27">cilindros/cabezales/sectores, así como el número total de sectores en el</text:p>
        </text:list-item>
        <text:list-item>
          <text:p text:style-name="P27">dispositivo y el desplazamiento desde el principio del disco</text:p>
        </text:list-item>
        <text:list-item>
          <text:p text:style-name="P27">­t: velocidad de lectura en sectores secuenciales.</text:p>
        </text:list-item>
        <text:list-item>
          <text:p text:style-name="P27">­T: velocidad de lectura de la cache, no hay acceso al disco físico.</text:p>
        </text:list-item>
      </text:list>
      <text:p text:style-name="P12"/>
      <text:p text:style-name="P12"><text:span text:style-name="T10">w</text:span>: permite obtener información acerca de los usuarios que se encuentran conectados al sistema y sus procesos.</text:p>
      <text:p text:style-name="P12"/>
      <text:p text:style-name="P12">Ofrece datos como la hora, el tiempo que lleva el sistema activo, cuantos usuarios se</text:p>
      <text:p text:style-name="P12">encuentran en el sistema y la carga del sistema como en uptime.</text:p>
      <text:p text:style-name="P12">La información que se ofrece de cada usuario es el nombre de acceso, el número de</text:p>
      <text:p text:style-name="P12">terminal, el host y los tiempos de acceso, espera y CPU usado por todos los procesos</text:p>
      <text:p text:style-name="P12">asociados al terminal (JCPU) y de los procesos del usuario (PCPU), así como los</text:p>
      <text:p text:style-name="P12">comandos ejecutados.</text:p>
      <text:p text:style-name="P12"/>
      <text:p text:style-name="P12"/>
      <text:p text:style-name="P12"><text:span text:style-name="T10">mpstat</text:span>: recoge estadísticas del rendimiento de cada procesador del sistema.</text:p>
      <text:p text:style-name="P12">Permite el uso de parámetros para definir la cantidad de tiempo entre cada toma de datos y el</text:p>
      <text:p text:style-name="P12">número de informes que se desean: mpstat time reports.</text:p>
      <text:p text:style-name="P12">La información de la cabecera hace referencia a:</text:p>
      <text:list xml:id="list2024151582" text:style-name="L12">
        <text:list-header>
          <text:p text:style-name="P28"/>
        </text:list-header>
        <text:list-item>
          <text:p text:style-name="P28"><text:s/>CPU : número asignado al procesador.</text:p>
        </text:list-item>
        <text:list-item>
          <text:p text:style-name="P28"><text:s/>%user : porcentaje de utilización a nivel de usuario (applicaciones).</text:p>
        </text:list-item>
        <text:list-item>
          <text:p text:style-name="P29"><text:s/>%nice : porcentaje de uso con prioridad nice.</text:p>
        </text:list-item>
        <text:list-item>
          <text:p text:style-name="P29"><text:s/>%sys : uso a nivel de sisema</text:p>
        </text:list-item>
        <text:list-item>
          <text:p text:style-name="P29">%iowait : en espera tras enviar una salida aun dispositivo E/S.</text:p>
        </text:list-item>
        <text:list-item>
          <text:p text:style-name="P28">%irq : en servicio a interrupciones del hardware.</text:p>
        </text:list-item>
        <text:list-item>
          <text:p text:style-name="P28">%soft : en servicio a interrupciones del software.</text:p>
        </text:list-item>
        <text:list-item>
          <text:p text:style-name="P28">%steal : servicio a peticiones de recurso de otro procesador.</text:p>
        </text:list-item>
        <text:list-item>
          <text:p text:style-name="P28">%idle : tiempo en espera de respuesta de un dispositivo E/S.</text:p>
        </text:list-item>
        <text:list-item>
          <text:p text:style-name="P28">intr/s : número total de interrupcione recibidas por segundo.</text:p>
        </text:list-item>
      </text:list>
      <text:list xml:id="list515085764" text:style-name="L13">
        <text:list-item>
          <text:p text:style-name="P30">P cpu_number: información de una CPU concreta.</text:p>
        </text:list-item>
        <text:list-item>
          <text:p text:style-name="P30">­P ALL: todas las CPUs</text:p>
        </text:list-item>
      </text:list>
      <text:p text:style-name="P12"/>
      <text:p text:style-name="P12"/>
      <text:p text:style-name="P12"><text:span text:style-name="T10">iostat</text:span>: genera informes de la actividad de ls CPU y de la actividad de E/S en dispositivos.</text:p>
      <text:p text:style-name="P12">Se usa para monitorizar las entradas y salidas en los dispositivos del sistema, observando el</text:p>
      <text:p text:style-name="P12">tiempo durante el cual los dispositivos permaneces activos en relación con sus tiempos medios</text:p>
      <text:p text:style-name="P12">de transferencia de datos, Esta información puede ser usada para cambiar la configuración del</text:p>
      <text:p text:style-name="P12">sistema para mejorar el balance entradas/salidas en los discos físicos.</text:p>
      <text:p text:style-name="P12">La primera línea de información es similar a la ofrecida por mpstat y permite el uso de</text:p>
      <text:p text:style-name="P12">parámetros para definir la cantidad de tiempo entre cada toma de datos y el número de</text:p>
      <text:p text:style-name="P12">informes que se desean: iostat time reports.</text:p>
      <text:p text:style-name="P12"/>
      <text:p text:style-name="P12"><text:soft-page-break/></text:p>
      <text:p text:style-name="P12"/>
      <text:p text:style-name="P12"><text:span text:style-name="T10">Device</text:span>: nombre del dispositivo o partición</text:p>
      <text:list xml:id="list269810065" text:style-name="L14">
        <text:list-item>
          <text:p text:style-name="P31">tps : número de transferencias por segundo. Cada transferencia puede ser de</text:p>
        </text:list-item>
        <text:list-item>
          <text:p text:style-name="P31">entrada o salida y de tamaño indeteerminado.</text:p>
        </text:list-item>
        <text:list-item>
          <text:p text:style-name="P31">Blk_read/s : cantidad de datos leidos por segundo, expresado en bloques por</text:p>
        </text:list-item>
        <text:list-item>
          <text:p text:style-name="P31">segundo. Cada bloque tiene un tamaño de 512 bytes, aunque este parámetro</text:p>
        </text:list-item>
        <text:list-item>
          <text:p text:style-name="P31">depende del kernel.</text:p>
        </text:list-item>
        <text:list-item>
          <text:p text:style-name="P31">Blk_wrtn/s : cantidad de datos escritos por segundo, expresado en bloques por</text:p>
        </text:list-item>
        <text:list-item>
          <text:p text:style-name="P31">segundo.</text:p>
        </text:list-item>
        <text:list-item>
          <text:p text:style-name="P31"><text:s/>Blk_read : número total de bloques leídos.</text:p>
        </text:list-item>
        <text:list-item>
          <text:p text:style-name="P31"><text:s/>Blk_wrtn : número total de bloque escritos.</text:p>
        </text:list-item>
        <text:list-item>
          <text:p text:style-name="P31"><text:s/>kB_read/s : cantidad de datos leídos, expresada en kilobytes por segundo.</text:p>
        </text:list-item>
        <text:list-item>
          <text:p text:style-name="P31"><text:s/>kB_wrtn/s : cantidad de datos escritos, expresada en kilobytes por segundo.</text:p>
        </text:list-item>
        <text:list-item>
          <text:p text:style-name="P31"><text:s/>kB_read : número total de kilobytes leídos.</text:p>
        </text:list-item>
        <text:list-item>
          <text:p text:style-name="P31"><text:s/>kB_wrtn : número total de kilobytes escritos.</text:p>
        </text:list-item>
        <text:list-item>
          <text:p text:style-name="P31"><text:s/>MB_read/s</text:p>
        </text:list-item>
        <text:list-item>
          <text:p text:style-name="P31"><text:s/>MB_wrtn/s</text:p>
        </text:list-item>
        <text:list-item>
          <text:p text:style-name="P31"><text:s/>MB_read</text:p>
        </text:list-item>
        <text:list-item>
          <text:p text:style-name="P31"><text:s/>MB_wrtn</text:p>
        </text:list-item>
        <text:list-item>
          <text:p text:style-name="P31"><text:s/>rrqm/s : número total de peticiones de lectura por segundo que entraron en la</text:p>
        </text:list-item>
        <text:list-item>
          <text:p text:style-name="P31">cola del dispositivo.</text:p>
        </text:list-item>
        <text:list-item>
          <text:p text:style-name="P31"><text:s/>wrqm/s : idem de escritura.</text:p>
        </text:list-item>
        <text:list-item>
          <text:p text:style-name="P31"><text:s/>r/s : número total de peticiones de lectura por segundo servidas por el</text:p>
          <text:p text:style-name="P31">dispositivo.</text:p>
        </text:list-item>
        <text:list-item>
          <text:p text:style-name="P32"><text:s/>w/s : idem de escritura.</text:p>
        </text:list-item>
        <text:list-item>
          <text:p text:style-name="P32">rsec/s : <text:span text:style-name="T19">n</text:span>úmero de sectores leídos por segundo.</text:p>
        </text:list-item>
        <text:list-item>
          <text:p text:style-name="P31"><text:s/>wsec/s : idem escritos</text:p>
        </text:list-item>
        <text:list-item>
          <text:p text:style-name="P32">rkB/s : número de kilobytes leídos <text:span text:style-name="T19">p</text:span>or segundo</text:p>
        </text:list-item>
      </text:list>
      <text:p text:style-name="P13"/>
      <text:list xml:id="list3704938122" text:style-name="L15">
        <text:list-item>
          <text:p text:style-name="P33">.­c: información solo de CPU.</text:p>
        </text:list-item>
        <text:list-item>
          <text:p text:style-name="P33"><text:s/>­d: información sólo de dispositivos.</text:p>
        </text:list-item>
        <text:list-item>
          <text:p text:style-name="P33">­k: ussa kilobytes.</text:p>
        </text:list-item>
        <text:list-item>
          <text:p text:style-name="P33">­c: información solo de CPU.</text:p>
        </text:list-item>
        <text:list-item>
          <text:p text:style-name="P33"><text:s/>­d: información sólo de dispositivos.</text:p>
        </text:list-item>
        <text:list-item>
          <text:p text:style-name="P33"><text:s/>­k: usa kilobytes.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39:15.834135897</meta:creation-date>
    <dc:date>2017-11-07T22:28:04.538254093</dc:date>
    <meta:editing-duration>PT18M48S</meta:editing-duration>
    <meta:editing-cycles>4</meta:editing-cycles>
    <meta:generator>LibreOffice/5.4.2.2$Linux_X86_64 LibreOffice_project/22b09f6418e8c2d508a9eaf86b2399209b0990f4</meta:generator>
    <meta:document-statistic meta:table-count="0" meta:image-count="0" meta:object-count="0" meta:page-count="4" meta:paragraph-count="158" meta:word-count="1546" meta:character-count="8836" meta:non-whitespace-character-count="7515"/>
  </office:meta>
</office:document-meta>
</file>